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Text_20_body">
      <style:text-properties officeooo:rsid="005cc85a" officeooo:paragraph-rsid="005cc85a"/>
    </style:style>
    <style:style style:name="P9" style:family="paragraph" style:parent-style-name="Text_20_body">
      <style:text-properties officeooo:paragraph-rsid="005cc85a"/>
    </style:style>
    <style:style style:name="P10" style:family="paragraph" style:parent-style-name="Text_20_body">
      <style:text-properties officeooo:paragraph-rsid="005e1b13"/>
    </style:style>
    <style:style style:name="P11" style:family="paragraph" style:parent-style-name="Text_20_body">
      <style:text-properties officeooo:paragraph-rsid="00654867"/>
    </style:style>
    <style:style style:name="P12" style:family="paragraph" style:parent-style-name="Text_20_body">
      <style:text-properties officeooo:rsid="0076dfc6" officeooo:paragraph-rsid="0076dfc6"/>
    </style:style>
    <style:style style:name="P13" style:family="paragraph" style:parent-style-name="Heading_20_1">
      <style:text-properties officeooo:rsid="007324e2" officeooo:paragraph-rsid="007324e2"/>
    </style:style>
    <style:style style:name="P14" style:family="paragraph" style:parent-style-name="Heading_20_1">
      <style:text-properties officeooo:rsid="0036bf23"/>
    </style:style>
    <style:style style:name="P15" style:family="paragraph" style:parent-style-name="Heading_20_2">
      <style:text-properties officeooo:rsid="0073cd8f" officeooo:paragraph-rsid="0073cd8f"/>
    </style:style>
    <style:style style:name="P16" style:family="paragraph" style:parent-style-name="Heading_20_2">
      <style:text-properties officeooo:rsid="005e1b13" officeooo:paragraph-rsid="0062965d"/>
    </style:style>
    <style:style style:name="P17" style:family="paragraph" style:parent-style-name="Heading_20_2">
      <style:text-properties officeooo:rsid="0076ecd2" officeooo:paragraph-rsid="0076ecd2"/>
    </style:style>
    <style:style style:name="P18" style:family="paragraph" style:parent-style-name="Heading_20_2">
      <style:text-properties officeooo:rsid="0076ecd2" officeooo:paragraph-rsid="0080b9e9"/>
    </style:style>
    <style:style style:name="P19" style:family="paragraph" style:parent-style-name="Heading_20_2">
      <style:text-properties officeooo:rsid="0076ecd2" officeooo:paragraph-rsid="008418ce"/>
    </style:style>
    <style:style style:name="P20" style:family="paragraph" style:parent-style-name="Heading_20_2">
      <style:text-properties officeooo:rsid="0076ecd2" officeooo:paragraph-rsid="00877f9a"/>
    </style:style>
    <style:style style:name="P21" style:family="paragraph" style:parent-style-name="Heading_20_2">
      <style:text-properties officeooo:rsid="0076ecd2" officeooo:paragraph-rsid="00883a2f"/>
    </style:style>
    <style:style style:name="P22" style:family="paragraph" style:parent-style-name="Heading_20_2">
      <style:text-properties officeooo:paragraph-rsid="00835d2e"/>
    </style:style>
    <style:style style:name="P23" style:family="paragraph" style:parent-style-name="Heading_20_3">
      <style:text-properties officeooo:rsid="005ec4ef" officeooo:paragraph-rsid="005ec4ef"/>
    </style:style>
    <style:style style:name="P24" style:family="paragraph" style:parent-style-name="Heading_20_3">
      <style:text-properties officeooo:paragraph-rsid="0080b9e9"/>
    </style:style>
    <style:style style:name="P25" style:family="paragraph" style:parent-style-name="Code">
      <style:text-properties officeooo:paragraph-rsid="0080b9e9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rsid="0076ecd2" officeooo:paragraph-rsid="0080b9e9"/>
    </style:style>
    <style:style style:name="P30" style:family="paragraph" style:parent-style-name="Text_20_body">
      <style:text-properties officeooo:paragraph-rsid="0080b9e9"/>
    </style:style>
    <style:style style:name="P31" style:family="paragraph" style:parent-style-name="Text_20_body">
      <style:text-properties officeooo:rsid="00849980" officeooo:paragraph-rsid="00849980"/>
    </style:style>
    <style:style style:name="P32" style:family="paragraph" style:parent-style-name="Text_20_body">
      <style:text-properties officeooo:rsid="00883a2f" officeooo:paragraph-rsid="00883a2f"/>
    </style:style>
    <style:style style:name="P33" style:family="paragraph" style:parent-style-name="Text_20_body">
      <style:text-properties officeooo:rsid="008abc2c" officeooo:paragraph-rsid="008abc2c"/>
    </style:style>
    <style:style style:name="P34" style:family="paragraph" style:parent-style-name="Text_20_body">
      <style:text-properties officeooo:rsid="008b96b6" officeooo:paragraph-rsid="008b96b6"/>
    </style:style>
    <style:style style:name="P35" style:family="paragraph" style:parent-style-name="Text_20_body">
      <style:text-properties officeooo:rsid="008b96b6" officeooo:paragraph-rsid="008cc91e"/>
    </style:style>
    <style:style style:name="P36" style:family="paragraph" style:parent-style-name="Text_20_body">
      <style:text-properties officeooo:rsid="008b96b6" officeooo:paragraph-rsid="008da2d2"/>
    </style:style>
    <style:style style:name="P37" style:family="paragraph" style:parent-style-name="Text_20_body">
      <style:text-properties officeooo:rsid="008f0a94" officeooo:paragraph-rsid="008f0a94"/>
    </style:style>
    <style:style style:name="P38" style:family="paragraph" style:parent-style-name="Text_20_body">
      <style:text-properties officeooo:rsid="008f0a94" officeooo:paragraph-rsid="00900671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333_620839083" text:style-name="Index_20_Link" text:visited-style-name="Index_20_Link">Table Of Contents<text:tab/>2</text:a></text:p>
          <text:p text:style-name="P26"><text:a xlink:type="simple" xlink:href="#__RefHeading__892_620839083" text:style-name="Index_20_Link" text:visited-style-name="Index_20_Link">DataBroker<text:tab/>4</text:a></text:p>
          <text:p text:style-name="P27"><text:a xlink:type="simple" xlink:href="#__RefHeading__894_620839083" text:style-name="Index_20_Link" text:visited-style-name="Index_20_Link">Data Flow<text:tab/>4</text:a></text:p>
          <text:p text:style-name="P28"><text:a xlink:type="simple" xlink:href="#__RefHeading__896_620839083" text:style-name="Index_20_Link" text:visited-style-name="Index_20_Link">Data Flow Nodes<text:tab/>4</text:a></text:p>
          <text:p text:style-name="P27"><text:a xlink:type="simple" xlink:href="#__RefHeading__898_620839083" text:style-name="Index_20_Link" text:visited-style-name="Index_20_Link">Metadata<text:tab/>4</text:a></text:p>
          <text:p text:style-name="P28"><text:a xlink:type="simple" xlink:href="#__RefHeading__900_620839083" text:style-name="Index_20_Link" text:visited-style-name="Index_20_Link">Metadata API<text:tab/>4</text:a></text:p>
          <text:p text:style-name="P26"><text:a xlink:type="simple" xlink:href="#__RefHeading__335_620839083" text:style-name="Index_20_Link" text:visited-style-name="Index_20_Link">Implementing Data Flow Nodes<text:tab/>5</text:a></text:p>
          <text:p text:style-name="P27"><text:a xlink:type="simple" xlink:href="#__RefHeading__337_620839083" text:style-name="Index_20_Link" text:visited-style-name="Index_20_Link">Types of Data Flow Nodes<text:tab/>5</text:a></text:p>
          <text:p text:style-name="P28"><text:a xlink:type="simple" xlink:href="#__RefHeading__339_620839083" text:style-name="Index_20_Link" text:visited-style-name="Index_20_Link">Data Source<text:tab/>5</text:a></text:p>
          <text:p text:style-name="P28"><text:a xlink:type="simple" xlink:href="#__RefHeading__341_620839083" text:style-name="Index_20_Link" text:visited-style-name="Index_20_Link">Data Processor<text:tab/>5</text:a></text:p>
          <text:p text:style-name="P28"><text:a xlink:type="simple" xlink:href="#__RefHeading__343_620839083" text:style-name="Index_20_Link" text:visited-style-name="Index_20_Link">Data Sink<text:tab/>5</text:a></text:p>
          <text:p text:style-name="P28"><text:a xlink:type="simple" xlink:href="#__RefHeading__345_620839083" text:style-name="Index_20_Link" text:visited-style-name="Index_20_Link">Data Service<text:tab/>5</text:a></text:p>
          <text:p text:style-name="P28"><text:a xlink:type="simple" xlink:href="#__RefHeading__347_620839083" text:style-name="Index_20_Link" text:visited-style-name="Index_20_Link">Data Store<text:tab/>5</text:a></text:p>
          <text:p text:style-name="P27"><text:a xlink:type="simple" xlink:href="#__RefHeading__653_2062004103" text:style-name="Index_20_Link" text:visited-style-name="Index_20_Link">Data Flow Node Interface<text:tab/>5</text:a></text:p>
          <text:p text:style-name="P28"><text:a xlink:type="simple" xlink:href="#__RefHeading__655_2062004103" text:style-name="Index_20_Link" text:visited-style-name="Index_20_Link">getDataFlow<text:tab/>5</text:a></text:p>
          <text:p text:style-name="P28"><text:a xlink:type="simple" xlink:href="#__RefHeading__657_2062004103" text:style-name="Index_20_Link" text:visited-style-name="Index_20_Link">setDataFlow<text:tab/>5</text:a></text:p>
          <text:p text:style-name="P28"><text:a xlink:type="simple" xlink:href="#__RefHeading__659_2062004103" text:style-name="Index_20_Link" text:visited-style-name="Index_20_Link">getName<text:tab/>5</text:a></text:p>
          <text:p text:style-name="P28"><text:a xlink:type="simple" xlink:href="#__RefHeading__661_2062004103" text:style-name="Index_20_Link" text:visited-style-name="Index_20_Link">setName<text:tab/>5</text:a></text:p>
          <text:p text:style-name="P28"><text:a xlink:type="simple" xlink:href="#__RefHeading__663_2062004103" text:style-name="Index_20_Link" text:visited-style-name="Index_20_Link">getProperties<text:tab/>5</text:a></text:p>
          <text:p text:style-name="P28"><text:a xlink:type="simple" xlink:href="#__RefHeading__665_2062004103" text:style-name="Index_20_Link" text:visited-style-name="Index_20_Link">setProperties<text:tab/>6</text:a></text:p>
          <text:p text:style-name="P27"><text:a xlink:type="simple" xlink:href="#__RefHeading__667_2062004103" text:style-name="Index_20_Link" text:visited-style-name="Index_20_Link">Data Source Interface<text:tab/>6</text:a></text:p>
          <text:p text:style-name="P28"><text:a xlink:type="simple" xlink:href="#__RefHeading__669_2062004103" text:style-name="Index_20_Link" text:visited-style-name="Index_20_Link">getDataProviderDataClasses<text:tab/>6</text:a></text:p>
          <text:p text:style-name="P28"><text:a xlink:type="simple" xlink:href="#__RefHeading__671_2062004103" text:style-name="Index_20_Link" text:visited-style-name="Index_20_Link">getDataProvider<text:tab/>6</text:a></text:p>
          <text:p text:style-name="P27"><text:a xlink:type="simple" xlink:href="#__RefHeading__673_2062004103" text:style-name="Index_20_Link" text:visited-style-name="Index_20_Link">Data Processor Interface<text:tab/>6</text:a></text:p>
          <text:p text:style-name="P28"><text:a xlink:type="simple" xlink:href="#__RefHeading__1028_2062004103" text:style-name="Index_20_Link" text:visited-style-name="Index_20_Link">getDataConsumerDataClasses<text:tab/>6</text:a></text:p>
          <text:p text:style-name="P28"><text:a xlink:type="simple" xlink:href="#__RefHeading__1030_2062004103" text:style-name="Index_20_Link" text:visited-style-name="Index_20_Link">getDataConsumer<text:tab/>6</text:a></text:p>
          <text:p text:style-name="P28"><text:a xlink:type="simple" xlink:href="#__RefHeading__1032_2062004103" text:style-name="Index_20_Link" text:visited-style-name="Index_20_Link">getDataProviderDataClasses<text:tab/>6</text:a></text:p>
          <text:p text:style-name="P28"><text:a xlink:type="simple" xlink:href="#__RefHeading__1034_2062004103" text:style-name="Index_20_Link" text:visited-style-name="Index_20_Link">getDataProvider<text:tab/>6</text:a></text:p>
          <text:p text:style-name="P27"><text:a xlink:type="simple" xlink:href="#__RefHeading__675_2062004103" text:style-name="Index_20_Link" text:visited-style-name="Index_20_Link">Data Sink Interface<text:tab/>7</text:a></text:p>
          <text:p text:style-name="P28"><text:a xlink:type="simple" xlink:href="#__RefHeading__1036_2062004103" text:style-name="Index_20_Link" text:visited-style-name="Index_20_Link">getDataConsumerDataClasses<text:tab/>7</text:a></text:p>
          <text:p text:style-name="P28"><text:a xlink:type="simple" xlink:href="#__RefHeading__1038_2062004103" text:style-name="Index_20_Link" text:visited-style-name="Index_20_Link">getDataConsumer<text:tab/>7</text:a></text:p>
          <text:p text:style-name="P27"><text:a xlink:type="simple" xlink:href="#__RefHeading__677_2062004103" text:style-name="Index_20_Link" text:visited-style-name="Index_20_Link">Data Service Interface<text:tab/>7</text:a></text:p>
          <text:p text:style-name="P28"><text:a xlink:type="simple" xlink:href="#__RefHeading__1040_2062004103" text:style-name="Index_20_Link" text:visited-style-name="Index_20_Link">getDataConsumerDataClasses<text:tab/>7</text:a></text:p>
          <text:p text:style-name="P28"><text:a xlink:type="simple" xlink:href="#__RefHeading__1042_2062004103" text:style-name="Index_20_Link" text:visited-style-name="Index_20_Link">getDataConsumer<text:tab/>7</text:a></text:p>
          <text:p text:style-name="P28"><text:a xlink:type="simple" xlink:href="#__RefHeading__1044_2062004103" text:style-name="Index_20_Link" text:visited-style-name="Index_20_Link">getDataProviderDataClasses<text:tab/>7</text:a></text:p>
          <text:p text:style-name="P28"><text:a xlink:type="simple" xlink:href="#__RefHeading__1046_2062004103" text:style-name="Index_20_Link" text:visited-style-name="Index_20_Link">getDataProvider<text:tab/>7</text:a></text:p>
          <text:p text:style-name="P27"><text:a xlink:type="simple" xlink:href="#__RefHeading__679_2062004103" text:style-name="Index_20_Link" text:visited-style-name="Index_20_Link">Data Store Interface<text:tab/>7</text:a></text:p>
          <text:p text:style-name="P28"><text:a xlink:type="simple" xlink:href="#__RefHeading__1076_2062004103" text:style-name="Index_20_Link" text:visited-style-name="Index_20_Link">getDataConsumerDataClasses<text:tab/>8</text:a></text:p>
          <text:p text:style-name="P28"><text:a xlink:type="simple" xlink:href="#__RefHeading__1078_2062004103" text:style-name="Index_20_Link" text:visited-style-name="Index_20_Link">getDataConsumer<text:tab/>8</text:a></text:p>
          <text:p text:style-name="P28"><text:a xlink:type="simple" xlink:href="#__RefHeading__1080_2062004103" text:style-name="Index_20_Link" text:visited-style-name="Index_20_Link">getDataProviderDataClasses<text:tab/>8</text:a></text:p>
          <text:p text:style-name="P28"><text:a xlink:type="simple" xlink:href="#__RefHeading__1082_2062004103" text:style-name="Index_20_Link" text:visited-style-name="Index_20_Link">getDataProvider<text:tab/>8</text:a></text:p>
          <text:p text:style-name="P26"><text:a xlink:type="simple" xlink:href="#__RefHeading__349_620839083" text:style-name="Index_20_Link" text:visited-style-name="Index_20_Link">Plug-In Packaging<text:tab/>9</text:a></text:p>
          <text:p text:style-name="P27"><text:a xlink:type="simple" xlink:href="#__RefHeading__351_620839083" text:style-name="Index_20_Link" text:visited-style-name="Index_20_Link">Wildfly-8.1.0.Final<text:tab/>9</text:a></text:p>
          <text:p text:style-name="P28"><text:a xlink:type="simple" xlink:href="#__RefHeading__353_620839083" text:style-name="Index_20_Link" text:visited-style-name="Index_20_Link">pom.xml<text:tab/>9</text:a></text:p>
          <text:p text:style-name="P28"><text:a xlink:type="simple" xlink:href="#__RefHeading__355_620839083" text:style-name="Index_20_Link" text:visited-style-name="Index_20_Link">pom.xml<text:tab/>10</text:a></text:p>
          <text:p text:style-name="P28"><text:soft-page-break/><text:a xlink:type="simple" xlink:href="#__RefHeading__357_620839083" text:style-name="Index_20_Link" text:visited-style-name="Index_20_Link">pom.xml<text:tab/>11</text:a></text:p>
          <text:p text:style-name="P28"><text:a xlink:type="simple" xlink:href="#__RefHeading__359_620839083" text:style-name="Index_20_Link" text:visited-style-name="Index_20_Link">beans.xml<text:tab/>12</text:a></text:p>
          <text:p text:style-name="P28"><text:a xlink:type="simple" xlink:href="#__RefHeading__361_620839083" text:style-name="Index_20_Link" text:visited-style-name="Index_20_Link">jboss-deployment-structure.xml<text:tab/>12</text:a></text:p>
          <text:p text:style-name="P26"><text:a xlink:type="simple" xlink:href="#__RefHeading__363_620839083" text:style-name="Index_20_Link" text:visited-style-name="Index_20_Link">Metadata API Model<text:tab/>13</text:a></text:p>
          <text:p text:style-name="P27"><text:a xlink:type="simple" xlink:href="#__RefHeading__365_620839083" text:style-name="Index_20_Link" text:visited-style-name="Index_20_Link">Examples<text:tab/>13</text:a></text:p>
          <text:p text:style-name="P28"><text:a xlink:type="simple" xlink:href="#__RefHeading__367_620839083" text:style-name="Index_20_Link" text:visited-style-name="Index_20_Link">Example Interface of Annotations<text:tab/>13</text:a></text:p>
          <text:p text:style-name="P28"><text:a xlink:type="simple" xlink:href="#__RefHeading__369_620839083" text:style-name="Index_20_Link" text:visited-style-name="Index_20_Link">Example Obtaining information<text:tab/>13</text:a></text:p>
          <text:p text:style-name="P26"><text:a xlink:type="simple" xlink:href="#__RefHeading__902_620839083" text:style-name="Index_20_Link" text:visited-style-name="Index_20_Link">Index<text:tab/>14</text:a></text:p>
        </text:index-body>
      </text:table-of-content>
      <text:p text:style-name="P11"/>
      <text:h text:style-name="P13" text:outline-level="1"><text:bookmark-start text:name="__RefHeading__892_620839083"/>DataBroker<text:bookmark-end text:name="__RefHeading__892_620839083"/></text:h>
      <text:p text:style-name="P12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Data Flow<text:bookmark-end text:name="__RefHeading__894_620839083"/></text:h>
      <text:h text:style-name="Heading_20_3" text:outline-level="3"><text:bookmark-start text:name="__RefHeading__896_620839083"/>Data Flow Nodes<text:bookmark-end text:name="__RefHeading__896_620839083"/></text:h>
      <text:h text:style-name="P15" text:outline-level="2"><text:bookmark-start text:name="__RefHeading__898_620839083"/>Metadata<text:bookmark-end text:name="__RefHeading__898_620839083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17" text:outline-level="2"/>
      <text:h text:style-name="P22" text:outline-level="2"><text:bookmark-start text:name="__RefHeading__337_620839083"/>Types <text:span text:style-name="T20">of Data Flow Nodes</text:span><text:bookmark-end text:name="__RefHeading__337_620839083"/></text:h>
      <text:h text:style-name="P23" text:outline-level="3"><text:bookmark-start text:name="__RefHeading__339_620839083"/>Data Source<text:bookmark-end text:name="__RefHeading__339_620839083"/></text:h>
      <text:h text:style-name="Heading_20_3" text:outline-level="3"><text:bookmark-start text:name="__RefHeading__341_620839083"/>Data Processor<text:bookmark-end text:name="__RefHeading__341_620839083"/></text:h>
      <text:h text:style-name="Heading_20_3" text:outline-level="3"><text:bookmark-start text:name="__RefHeading__343_620839083"/>Data Sink<text:bookmark-end text:name="__RefHeading__343_620839083"/></text:h>
      <text:h text:style-name="Heading_20_3" text:outline-level="3"><text:bookmark-start text:name="__RefHeading__345_620839083"/>Data Service<text:bookmark-end text:name="__RefHeading__345_620839083"/></text:h>
      <text:h text:style-name="Heading_20_3" text:outline-level="3"><text:bookmark-start text:name="__RefHeading__347_620839083"/>Data Store<text:bookmark-end text:name="__RefHeading__347_620839083"/></text:h>
      <text:h text:style-name="P18" text:outline-level="2"><text:bookmark-start text:name="__RefHeading__653_2062004103"/>Data Flow Node Interface<text:bookmark-end text:name="__RefHeading__653_2062004103"/></text:h>
      <text:p text:style-name="P30">DataFlowNode is an interface through which the state of a data flow node can be examined.</text:p>
      <text:p text:style-name="P25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24" text:outline-level="3"><text:bookmark-start text:name="__RefHeading__655_2062004103"/>getDataFlow<text:bookmark-end text:name="__RefHeading__655_2062004103"/></text:h>
      <text:p text:style-name="P25">public DataFlow getDataFlow();</text:p>
      <text:p text:style-name="P30"><text:span text:style-name="T19">Returns </text:span>the<text:span text:style-name="T19"> data flow associated with the data flow node.</text:span></text:p>
      <text:h text:style-name="P24" text:outline-level="3"><text:bookmark-start text:name="__RefHeading__657_2062004103"/>setDataFlow<text:bookmark-end text:name="__RefHeading__657_2062004103"/></text:h>
      <text:p text:style-name="P25">public void setDataFlow(DataFlow dataFlow)<text:line-break/> <text:s text:c="3"/>throws IllegalStateException, InvalidDataFlowException;</text:p>
      <text:p text:style-name="P29">Sets the data flow associated with the data flow node.</text:p>
      <text:h text:style-name="P24" text:outline-level="3"><text:bookmark-start text:name="__RefHeading__659_2062004103"/>getName<text:bookmark-end text:name="__RefHeading__659_2062004103"/></text:h>
      <text:p text:style-name="P25">public String getName();</text:p>
      <text:p text:style-name="P29">Returns the name of the data flow node.</text:p>
      <text:h text:style-name="P24" text:outline-level="3"><text:bookmark-start text:name="__RefHeading__661_2062004103"/>setName<text:bookmark-end text:name="__RefHeading__661_2062004103"/></text:h>
      <text:p text:style-name="P25">public void setName(String name)<text:line-break/> <text:s text:c="3"/>throws IllegalStateException, InvalidNameException;</text:p>
      <text:p text:style-name="P29">Sets the name of the data flow node.</text:p>
      <text:h text:style-name="P24" text:outline-level="3"><text:bookmark-start text:name="__RefHeading__663_2062004103"/>getProperties<text:bookmark-end text:name="__RefHeading__663_2062004103"/></text:h>
      <text:p text:style-name="P25">public Map&lt;String, String&gt; getProperties();</text:p>
      <text:p text:style-name="P29"><text:soft-page-break/>Returns the properties of the data flow node.</text:p>
      <text:h text:style-name="P24" text:outline-level="3"><text:bookmark-start text:name="__RefHeading__665_2062004103"/>setProperties<text:bookmark-end text:name="__RefHeading__665_2062004103"/></text:h>
      <text:p text:style-name="P25">public void setProperties(Map&lt;String, String&gt; properties)<text:line-break/> <text:s text:c="3"/>throws IllegalStateException, InvalidPropertyException, MissingPropertyException;</text:p>
      <text:p text:style-name="P29">Sets the properties of the data flow node.</text:p>
      <text:h text:style-name="P19" text:outline-level="2"><text:bookmark-start text:name="__RefHeading__667_2062004103"/>Data <text:span text:style-name="T21">Source</text:span> Interface<text:bookmark-end text:name="__RefHeading__667_2062004103"/></text:h>
      <text:p text:style-name="P31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31"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31">Returns the data provider, of the specified data class, of the data source.</text:p>
      <text:p text:style-name="Code">public &lt;T&gt; DataProvider&lt;T&gt; getDataProvider(Class&lt;T&gt; dataClass);</text:p>
      <text:h text:style-name="P20" text:outline-level="2"><text:bookmark-start text:name="__RefHeading__673_2062004103"/>Data <text:span text:style-name="T22">Processor</text:span> Interface<text:bookmark-end text:name="__RefHeading__673_2062004103"/></text:h>
      <text:p text:style-name="P32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32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32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32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32">Returns the data provider, of the specified data class, of the data processor.</text:p>
      <text:h text:style-name="P21" text:outline-level="2"><text:bookmark-start text:name="__RefHeading__675_2062004103"/><text:soft-page-break/>Data <text:span text:style-name="T22">Sink</text:span> Interface<text:bookmark-end text:name="__RefHeading__675_2062004103"/></text:h>
      <text:p text:style-name="P33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33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33">Returns the data consumer, of the specified data class, of the data sink.</text:p>
      <text:h text:style-name="P20" text:outline-level="2"><text:bookmark-start text:name="__RefHeading__677_2062004103"/>Data <text:span text:style-name="T22">Service</text:span> Interface<text:bookmark-end text:name="__RefHeading__677_2062004103"/></text:h>
      <text:p text:style-name="P34">DataService is an interface to data service.</text:p>
      <text:p text:style-name="Code"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35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35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36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36">Returns the data provider, of the specified data class, of the data service.</text:p>
      <text:h text:style-name="P20" text:outline-level="2"><text:bookmark-start text:name="__RefHeading__679_2062004103"/>Data <text:span text:style-name="T23">Store</text:span> Interface<text:bookmark-end text:name="__RefHeading__679_2062004103"/></text:h>
      <text:p text:style-name="P37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<text:soft-page-break/>getDataConsumerDataClasses<text:bookmark-end text:name="__RefHeading__1076_2062004103"/></text:h>
      <text:p text:style-name="Code">public Collection&lt;Class&lt;?&gt;&gt; getDataConsumerDataClasses();</text:p>
      <text:p text:style-name="P38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38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38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38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0"/>
      <text:h text:style-name="P16" text:outline-level="2"><text:bookmark-start text:name="__RefHeading__351_620839083"/>Wildfly-8.1.0.Final<text:bookmark-end text:name="__RefHeading__351_620839083"/></text:h>
      <text:p text:style-name="P8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9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14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2</text:page-number></text:span><text:span text:style-name="MT3"> </text:span><text:span text:style-name="MT4">of </text:span><text:span text:style-name="MT4"><text:page-count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4M3S</meta:editing-duration>
    <meta:editing-cycles>128</meta:editing-cycles>
    <meta:generator>LibreOffice/4.3.1.2$Windows_x86 LibreOffice_project/958349dc3b25111dbca392fbc281a05559ef6848</meta:generator>
    <dc:date>2014-10-03T00:37:10.089000000</dc:date>
    <meta:document-statistic meta:table-count="0" meta:image-count="0" meta:object-count="0" meta:page-count="14" meta:paragraph-count="177" meta:word-count="1112" meta:character-count="15765" meta:non-whitespace-character-count="12588"/>
    <meta:user-defined meta:name="Info 1"/>
    <meta:user-defined meta:name="Info 2"/>
    <meta:user-defined meta:name="Info 3"/>
    <meta:user-defined meta:name="Info 4"/>
  </office:meta>
</office:document-meta>
</file>